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031" officeooo:paragraph-rsid="00050031"/>
    </style:style>
    <style:style style:name="P2" style:family="paragraph" style:parent-style-name="Standard">
      <style:text-properties officeooo:rsid="0006f90c" officeooo:paragraph-rsid="00050031"/>
    </style:style>
    <style:style style:name="P3" style:family="paragraph" style:parent-style-name="Standard">
      <style:text-properties officeooo:rsid="0006f90c" officeooo:paragraph-rsid="0006f90c"/>
    </style:style>
    <style:style style:name="P4" style:family="paragraph" style:parent-style-name="Standard">
      <style:text-properties officeooo:rsid="00050031" officeooo:paragraph-rsid="00050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Day 4 </text:p>
      <text:p text:style-name="P2"/>
      <text:p text:style-name="P3">UI Architecture</text:p>
      <text:p text:style-name="P3"/>
      <text:p text:style-name="P3">1. To the existing DriverDetailsinputset modify the labels so that they populate the values using display keys.</text:p>
      <text:p text:style-name="P3"/>
      <text:p text:style-name="P3">2. Create a screen Vehicle Details, Add the screen to Step 2 of Wizard between Offering and Qualification.</text:p>
      <text:p text:style-name="P3"/>
      <text:p text:style-name="P3">3.Create DriverDetailsDV in your pcf folder hierachy ,refer the existing DriverDetailsInputSet to it.</text:p>
      <text:p text:style-name="P3">Add in 2 or more PolicyPeriod related entity fields.</text:p>
      <text:p text:style-name="P3"/>
      <text:p text:style-name="P3">4.Modify the DriverDetails screen so that it is editable.</text:p>
      <text:p text:style-name="P3"/>
      <text:p text:style-name="P3">5.Create <text:s/>a RouteDetailsLV, and make sure its ed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13:14.044000000</meta:creation-date>
    <dc:date>2018-03-27T16:36:30.233000000</dc:date>
    <meta:editing-duration>PT9M6S</meta:editing-duration>
    <meta:editing-cycles>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8" meta:word-count="78" meta:character-count="502" meta:non-whitespace-character-count="430"/>
  </office:meta>
</office:document-meta>
</file>